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1" office:value-type="string" calcext:value-type="string">
            <text:p>Task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Priority</text:p>
          </table:table-cell>
          <table:table-cell table:style-name="ce17" office:value-type="string" calcext:value-type="string">
            <text:p>Effort</text:p>
          </table:table-cell>
          <table:table-cell table:style-name="ce17" office:value-type="string" calcext:value-type="string">
            <text:p>Where</text:p>
          </table:table-cell>
          <table:table-cell table:style-name="ce17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dd RAI on presence map</text:p>
          </table:table-cell>
          <table:table-cell table:style-name="ce20" office:value-type="string" calcext:value-type="string">
            <text:p>Code + interfac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One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n clean_data, add optional list that will be used when split = TRUE to give the columns to move to cameras file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Small</text:p>
          </table:table-cell>
          <table:table-cell table:style-name="ce20" office:value-type="string" calcext:value-type="string">
            <text:p>Import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Homogenize arguments names: spp/species, cam/camera…</text:p>
          </table:table-cell>
          <table:table-cell table:style-name="ce20" office:value-type="string" calcext:value-type="string">
            <text:p>Code</text:p>
          </table:table-cell>
          <table:table-cell table:number-columns-repeated="2" table:style-name="ce20" office:value-type="string" calcext:value-type="string">
            <text:p>Low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s for diversity indic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span text:style-name="T1">Select data functions → based </text:span>on values of a second column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ameras summary: add nb of species seen on camera and npic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eck diversity table function → could be merged with species summary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andle NA species (in case observation type is not animal) in get diversity table: for now only species is used and not obs typ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READM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llow to specify specific timezone (now its UTC by default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lonlat optional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chart instead of map option for diversity and presence map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 + 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a format argument instead of tryFormats in add_tryforma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data filtering possible with POSIX or date + tim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erge summarize_species and get_diversity_table functions ? (or at least reuse some parts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validate statements to prevent from using empty tables if no cameras or no species selected (or incompatible cameras/species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3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5" office:value-type="string" calcext:value-type="string">
            <text:p>Add option to give datasets in input for Shiny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3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 options for activity inference in interface (eg confidence interval, plot centered on midnigh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camera ID optio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lace column update with module in select module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84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08:06:00.517734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8-22T16:36:36.043583429</dc:date>
    <meta:editing-duration>P3DT21H16M53S</meta:editing-duration>
    <meta:editing-cycles>66</meta:editing-cycles>
    <meta:generator>LibreOffice/7.5.5.2$Linux_X86_64 LibreOffice_project/50$Build-2</meta:generator>
    <dc:creator>Lisa Nicvert</dc:creator>
    <meta:document-statistic meta:table-count="1" meta:cell-count="488" meta:object-count="0"/>
  </office:meta>
</office:document-meta>
</file>